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sftpRepository.sendCommand( String command , boolean sendErrorAsResponse , boolean sing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sendCommand( String command , boolean sendErrorAs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get( final String source , File destination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VsftpRepository.closeConnec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VsftpRepository.exec( String comma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sftpRepository.clean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sftpRepository.sendCommand( String command , Pattern expected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setReuseConnection(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getExpectedRemoveMessage(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cleanup(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sftpRepository.checkInterrup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sftpRepository.sendCommand( String command , Pattern expectedResponse ,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sftpRepository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get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readResponse( boolean sendErrorAs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setReadTimeout( long read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lslToResource( String file , String responseLi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VsftpRepository.getRead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dis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sftpRepository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sftpRepository.sendCommand( String command , boolean sendErrorAsResponse , boolean single , long time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sftpRepository.getInitResource(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sftpRepository.initIv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put( File source , String destination , boolean overwri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VsftpRepository.send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dirExists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sendCommand( String command , boolean sendErrorAsResponse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getExpectedUploadMessage( File source ,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progress( Iv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sftpRepository.setAuthentication( String authent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ensureConnectionOpened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VsftpRepository.readResponse( final boolean sendErrorAsResponse , long timeou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8">
            <text:p text:style-name="Table_20_Contents">8</text:p>
          </table:table-cell>
          <table:table-cell office:value-type="float" office:value="101">
            <text:p text:style-name="Table_20_Contents">101</text:p>
          </table:table-cell>
        </table:table-row>
        <table:table-row>
          <table:table-cell office:value-type="string">
            <text:p text:style-name="Table_20_Contents">VsftpReposito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getConnection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mkdirs( String dest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sftpRepository.sendSingle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getSingle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sftpRepository.getExpectedDownloadMessage( String source , File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updateLastComman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pository.chomp( StringBuffer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sftpRepository.getRe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sftpRepository.list( String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